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16in"/>
    </style:style>
    <style:style style:name="co2" style:family="table-column">
      <style:table-column-properties fo:break-before="auto" style:column-width="2.942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1.3744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1.1307in"/>
    </style:style>
    <style:style style:name="co9" style:family="table-column">
      <style:table-column-properties fo:break-before="auto" style:column-width="1.0425in"/>
    </style:style>
    <style:style style:name="co10" style:family="table-column">
      <style:table-column-properties fo:break-before="auto" style:column-width="1.598in"/>
    </style:style>
    <style:style style:name="co11" style:family="table-column">
      <style:table-column-properties fo:break-before="auto" style:column-width="1.92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82in" fo:break-before="auto" style:use-optimal-row-height="false"/>
    </style:style>
    <style:style style:name="ro4" style:family="table-row">
      <style:table-row-properties style:row-height="0.169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fo:background-color="#00ff00" fo:border="0.06pt solid #000000"/>
    </style:style>
    <style:style style:name="ce10" style:family="table-cell" style:parent-style-name="Default" style:data-style-name="N121">
      <style:table-cell-properties fo:border="0.06pt solid #000000"/>
    </style:style>
    <style:style style:name="ce11" style:family="table-cell" style:parent-style-name="Default" style:data-style-name="N121">
      <style:table-cell-properties fo:background-color="#ffffff" fo:border="0.06pt solid #000000"/>
    </style:style>
    <style:style style:name="ce12" style:family="table-cell" style:parent-style-name="Default" style:data-style-name="N121">
      <style:table-cell-properties fo:background-color="#00ff00" style:text-align-source="fix" style:repeat-content="false" fo:border="0.06pt solid #000000"/>
      <style:paragraph-properties fo:text-align="end" fo:margin-left="0in"/>
    </style:style>
    <style:style style:name="ce13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</style:style>
    <style:style style:name="ce14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1">
      <style:table-cell-properties fo:background-color="#ffffff" style:text-align-source="fix" style:repeat-content="false" fo:border="0.06pt solid #000000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Beschaffungsliste (Stand 04.10.13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Beschaffungsliste (Stand 04.10.2013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ojekt:</text:p>
          </table:table-cell>
          <table:table-cell office:value-type="string" calcext:value-type="string">
            <text:p>Entwicklung einer open-source Roboterplattform für Kinder und Jugendliche (Studienarbeit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rbeiter:</text:p>
          </table:table-cell>
          <table:table-cell office:value-type="string" calcext:value-type="string">
            <text:p>Sebastian Muszytowski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Hinweis:</text:p>
          </table:table-cell>
          <table:table-cell table:style-name="ce5" office:value-type="string" calcext:value-type="string">
            <text:p>Wenn nicht anders angegeben, verstehen sich die Preise<text:span text:style-name="T1"> </text:span><text:span text:style-name="T2">ohne</text:span> Mehrwertsteuer, Zoll und Versandkosten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Elektronikbauteile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Digikey (ab 65€ versandkostenfrei, Zoll inkl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Mouser (dynamische Versandkosten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Farnell (ab 55€ versandkostenfrei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ATMEGA32U4RC-AU</text:p>
          </table:table-cell>
          <table:table-cell table:style-name="ce7" office:value-type="string" calcext:value-type="string">
            <text:p><text:a xlink:href="http://www.digikey.de/product-detail/de/ATMEGA32U4RC-AU/ATMEGA32U4RC-AU-ND/2507982" xlink:type="simple">http://www.digikey.de/product-detail/de/ATMEGA32U4RC-AU/ATMEGA32U4RC-AU-ND/2507982</text:a></text:p>
          </table:table-cell>
          <table:table-cell table:style-name="ce9" office:value-type="currency" office:currency="EUR" office:value="4.98" calcext:value-type="currency">
            <text:p>4.98 €</text:p>
          </table:table-cell>
          <table:table-cell table:style-name="ce9" table:formula="of:=[.A11]*[.D11]" office:value-type="currency" office:currency="EUR" office:value="49.8" calcext:value-type="currency">
            <text:p>49.80 €</text:p>
          </table:table-cell>
          <table:table-cell table:style-name="ce8" office:value-type="string" calcext:value-type="string">
            <text:p><text:a xlink:href="http://de.mouser.com/ProductDetail/Atmel/ATMEGA32U4-AU/?qs=sGAEpiMZZMvqv2n3s2xjsYzXfq0AWv1C4u5a33SlKLw%3D" xlink:type="simple">http://de.mouser.com/ProductDetail/Atmel/ATMEGA32U4-AU/?qs=sGAEpiMZZMvqv2n3s2xjsYzXfq0AWv1C4u5a33SlKLw%3d</text:a></text:p>
          </table:table-cell>
          <table:table-cell table:style-name="ce10" office:value-type="currency" office:currency="EUR" office:value="4.98" calcext:value-type="currency">
            <text:p>4.98 €</text:p>
          </table:table-cell>
          <table:table-cell table:style-name="ce11" table:formula="of:=[.A11]*[.G11]" office:value-type="currency" office:currency="EUR" office:value="49.8" calcext:value-type="currency">
            <text:p>49.80 €</text:p>
          </table:table-cell>
          <table:table-cell table:style-name="ce8" office:value-type="string" calcext:value-type="string">
            <text:p><text:a xlink:href="http://de.farnell.com/atmel/atmega32u4rc-au/mcu-8bit-avr-16k-flash-44tqfp/dp/1972098" xlink:type="simple">http://de.farnell.com/atmel/atmega32u4rc-au/mcu-8bit-avr-16k-flash-44tqfp/dp/1972098</text:a></text:p>
          </table:table-cell>
          <table:table-cell table:style-name="ce10" office:value-type="currency" office:currency="EUR" office:value="5.05" calcext:value-type="currency">
            <text:p>5.05 €</text:p>
          </table:table-cell>
          <table:table-cell table:style-name="ce11" table:formula="of:=[.A11]*[.J11]" office:value-type="currency" office:currency="EUR" office:value="50.5" calcext:value-type="currency">
            <text:p>50.5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N74HC595DWR</text:p>
          </table:table-cell>
          <table:table-cell table:style-name="ce8" office:value-type="string" calcext:value-type="string">
            <text:p><text:a xlink:href="http://www.digikey.de/product-detail/de/SN74HC595DWR/296-14858-1-ND/562566" xlink:type="simple">http://www.digikey.de/product-detail/de/SN74HC595DWR/296-14858-1-ND/562566</text:a></text:p>
          </table:table-cell>
          <table:table-cell table:style-name="ce10" office:value-type="currency" office:currency="EUR" office:value="0.407" calcext:value-type="currency">
            <text:p>0.41 €</text:p>
          </table:table-cell>
          <table:table-cell table:style-name="ce11" table:formula="of:=[.A12]*[.D12]" office:value-type="currency" office:currency="EUR" office:value="4.07" calcext:value-type="currency">
            <text:p>4.07 €</text:p>
          </table:table-cell>
          <table:table-cell table:style-name="ce8" office:value-type="string" calcext:value-type="string">
            <text:p><text:a xlink:href="http://de.mouser.com/ProductDetail/Texas-Instruments/SN74HC595DWR/?qs=sGAEpiMZZMtsbn1GaJysl3jBpe6P5FpFAkLQZ7gc25U%3D" xlink:type="simple">http://de.mouser.com/ProductDetail/Texas-Instruments/SN74HC595DWR/?qs=sGAEpiMZZMtsbn1GaJysl3jBpe6P5FpFAkLQZ7gc25U%3d</text:a></text:p>
          </table:table-cell>
          <table:table-cell table:style-name="ce10" office:value-type="currency" office:currency="EUR" office:value="0.355" calcext:value-type="currency">
            <text:p>0.36 €</text:p>
          </table:table-cell>
          <table:table-cell table:style-name="ce11" table:formula="of:=[.A12]*[.G12]" office:value-type="currency" office:currency="EUR" office:value="3.55" calcext:value-type="currency">
            <text:p>3.55 €</text:p>
          </table:table-cell>
          <table:table-cell table:style-name="ce7" office:value-type="string" calcext:value-type="string">
            <text:p><text:a xlink:href="http://de.farnell.com/texas-instruments/sn74hc595dw/74hc-register-soic16/dp/1595418?Ntt=SN74HC595DWR" xlink:type="simple">http://de.farnell.com/texas-instruments/sn74hc595dw/74hc-register-soic16/dp/1595418?Ntt=SN74HC595DWR</text:a></text:p>
          </table:table-cell>
          <table:table-cell table:style-name="ce9" office:value-type="currency" office:currency="EUR" office:value="0.213" calcext:value-type="currency">
            <text:p>0.21 €</text:p>
          </table:table-cell>
          <table:table-cell table:style-name="ce9" table:formula="of:=[.A12]*[.J12]" office:value-type="currency" office:currency="EUR" office:value="2.13" calcext:value-type="currency">
            <text:p>2.13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D74HC4051PWR</text:p>
          </table:table-cell>
          <table:table-cell table:style-name="ce8" office:value-type="string" calcext:value-type="string">
            <text:p><text:a xlink:href="http://www.digikey.de/product-detail/de/CD74HC4051PWR/296-13031-1-ND/480146" xlink:type="simple">http://www.digikey.de/product-detail/de/CD74HC4051PWR/296-13031-1-ND/480146</text:a></text:p>
          </table:table-cell>
          <table:table-cell table:style-name="ce10" office:value-type="currency" office:currency="EUR" office:value="0.49" calcext:value-type="currency">
            <text:p>0.49 €</text:p>
          </table:table-cell>
          <table:table-cell table:style-name="ce11" table:formula="of:=[.A13]*[.D13]" office:value-type="currency" office:currency="EUR" office:value="4.9" calcext:value-type="currency">
            <text:p>4.90 €</text:p>
          </table:table-cell>
          <table:table-cell table:style-name="ce8" office:value-type="string" calcext:value-type="string">
            <text:p><text:a xlink:href="http://de.mouser.com/ProductDetail/Texas-Instruments/CD74HC4051PWR/?qs=sGAEpiMZZMtxrAS98ir%252bsyyzhQKXP6BbjCP%252bAtpbZ84%3D" xlink:type="simple">http://de.mouser.com/ProductDetail/Texas-Instruments/CD74HC4051PWR/?qs=sGAEpiMZZMtxrAS98ir%252bsyyzhQKXP6BbjCP%252bAtpbZ84%3d</text:a></text:p>
          </table:table-cell>
          <table:table-cell table:style-name="ce10" office:value-type="currency" office:currency="EUR" office:value="0.47" calcext:value-type="currency">
            <text:p>0.47 €</text:p>
          </table:table-cell>
          <table:table-cell table:style-name="ce11" table:formula="of:=[.A13]*[.G13]" office:value-type="currency" office:currency="EUR" office:value="4.7" calcext:value-type="currency">
            <text:p>4.70 €</text:p>
          </table:table-cell>
          <table:table-cell table:style-name="ce7" office:value-type="string" calcext:value-type="string">
            <text:p><text:a xlink:href="http://de.farnell.com/texas-instruments/cd74hc4051pwr/74hc-smd-74hc4051-tssop16-6v/dp/8389071RL" xlink:type="simple">http://de.farnell.com/texas-instruments/cd74hc4051pwr/74hc-smd-74hc4051-tssop16-6v/dp/8389071RL</text:a></text:p>
          </table:table-cell>
          <table:table-cell table:style-name="ce9" office:value-type="currency" office:currency="EUR" office:value="0.335" calcext:value-type="currency">
            <text:p>0.34 €</text:p>
          </table:table-cell>
          <table:table-cell table:style-name="ce9" table:formula="of:=[.A13]*[.J13]" office:value-type="currency" office:currency="EUR" office:value="3.35" calcext:value-type="currency">
            <text:p>3.35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1UF 50V Y5V 1206</text:p>
          </table:table-cell>
          <table:table-cell table:style-name="ce8" office:value-type="string" calcext:value-type="string">
            <text:p><text:a xlink:href="http://www.digikey.de/product-detail/de/CL31F105ZBFNNNE/1276-1204-1-ND/3889290" xlink:type="simple">http://www.digikey.de/product-detail/de/CL31F105ZBFNNNE/1276-1204-1-ND/3889290</text:a></text:p>
          </table:table-cell>
          <table:table-cell table:style-name="ce10" office:value-type="currency" office:currency="EUR" office:value="0.0472" calcext:value-type="currency">
            <text:p>0.05 €</text:p>
          </table:table-cell>
          <table:table-cell table:style-name="ce11" table:formula="of:=[.A14]*[.D14]" office:value-type="currency" office:currency="EUR" office:value="4.72" calcext:value-type="currency">
            <text:p>4.72 €</text:p>
          </table:table-cell>
          <table:table-cell table:style-name="ce8" office:value-type="string" calcext:value-type="string">
            <text:p><text:a xlink:href="http://de.mouser.com/Search/ProductDetail.aspx?R=VJ1206V105ZXATW1BCvirtualkey61340000virtualkey77-VJ1206V105ZXATBC" xlink:type="simple">http://de.mouser.com/Search/ProductDetail.aspx?R=VJ1206V105ZXATW1BCvirtualkey61340000virtualkey77-VJ1206V105ZXATBC</text:a></text:p>
          </table:table-cell>
          <table:table-cell table:style-name="ce10" office:value-type="currency" office:currency="EUR" office:value="0.066" calcext:value-type="currency">
            <text:p>0.07 €</text:p>
          </table:table-cell>
          <table:table-cell table:style-name="ce11" table:formula="of:=[.A14]*[.G14]" office:value-type="currency" office:currency="EUR" office:value="6.6" calcext:value-type="currency">
            <text:p>6.60 €</text:p>
          </table:table-cell>
          <table:table-cell table:style-name="ce8" office:value-type="string" calcext:value-type="string">
            <text:p><text:a xlink:href="http://de.farnell.com/yageo-phycomp/cc1206zry5v9bb105/kondensator-1206-1uf-50v5v/dp/1458915" xlink:type="simple">http://de.farnell.com/yageo-phycomp/cc1206zry5v9bb105/kondensator-1206-1uf-50v5v/dp/1458915</text:a></text:p>
          </table:table-cell>
          <table:table-cell table:style-name="ce9" office:value-type="currency" office:currency="EUR" office:value="0.038" calcext:value-type="currency">
            <text:p>0.04 €</text:p>
          </table:table-cell>
          <table:table-cell table:style-name="ce9" table:formula="of:=[.A14]*[.J14]" office:value-type="currency" office:currency="EUR" office:value="3.8" calcext:value-type="currency">
            <text:p>3.8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0.1UF 50V Y5V 1206</text:p>
          </table:table-cell>
          <table:table-cell table:style-name="ce8" office:value-type="string" calcext:value-type="string">
            <text:p><text:a xlink:href="http://www.digikey.de/product-detail/de/CL31F104ZBCNNNC/1276-2856-1-ND/3890942" xlink:type="simple">http://www.digikey.de/product-detail/de/CL31F104ZBCNNNC/1276-2856-1-ND/3890942</text:a></text:p>
          </table:table-cell>
          <table:table-cell table:style-name="ce10" office:value-type="currency" office:currency="EUR" office:value="0.038" calcext:value-type="currency">
            <text:p>0.04 €</text:p>
          </table:table-cell>
          <table:table-cell table:style-name="ce11" table:formula="of:=[.A15]*[.D15]" office:value-type="currency" office:currency="EUR" office:value="3.8" calcext:value-type="currency">
            <text:p>3.80 €</text:p>
          </table:table-cell>
          <table:table-cell table:style-name="ce8" office:value-type="string" calcext:value-type="string">
            <text:p><text:a xlink:href="http://de.mouser.com/Search/ProductDetail.aspx?R=C1206C104Z5VACTUvirtualkey64600000virtualkey80-C1206C104Z5V" xlink:type="simple">http://de.mouser.com/Search/ProductDetail.aspx?R=C1206C104Z5VACTUvirtualkey64600000virtualkey80-C1206C104Z5V</text:a></text:p>
          </table:table-cell>
          <table:table-cell table:style-name="ce9" office:value-type="currency" office:currency="EUR" office:value="0.026" calcext:value-type="currency">
            <text:p>0.03 €</text:p>
          </table:table-cell>
          <table:table-cell table:style-name="ce9" table:formula="of:=[.A15]*[.G15]" office:value-type="currency" office:currency="EUR" office:value="2.6" calcext:value-type="currency">
            <text:p>2.60 €</text:p>
          </table:table-cell>
          <table:table-cell table:style-name="ce8" office:value-type="string" calcext:value-type="string">
            <text:p><text:a xlink:href="http://de.farnell.com/multicomp/mc1206b104k500ct/mlcc-1206-x7r-50v-100nf/dp/1759361RL" xlink:type="simple">http://de.farnell.com/multicomp/mc1206b104k500ct/mlcc-1206-x7r-50v-100nf/dp/1759361RL</text:a></text:p>
          </table:table-cell>
          <table:table-cell table:style-name="ce11" office:value-type="currency" office:currency="EUR" office:value="0.027" calcext:value-type="currency">
            <text:p>0.03 €</text:p>
          </table:table-cell>
          <table:table-cell table:style-name="ce11" table:formula="of:=[.A15]*[.J15]" office:value-type="currency" office:currency="EUR" office:value="2.7" calcext:value-type="currency">
            <text:p>2.7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0.01UF 50V Y5V 1206</text:p>
          </table:table-cell>
          <table:table-cell table:style-name="ce8" office:value-type="string" calcext:value-type="string">
            <text:p><text:a xlink:href="http://www.digikey.de/product-detail/de/CL31B103KBCNNNC/1276-1035-1-ND/3889121" xlink:type="simple">http://www.digikey.de/product-detail/de/CL31B103KBCNNNC/1276-1035-1-ND/3889121</text:a></text:p>
          </table:table-cell>
          <table:table-cell table:style-name="ce9" office:value-type="currency" office:currency="EUR" office:value="0.0272" calcext:value-type="currency">
            <text:p>0.03 €</text:p>
          </table:table-cell>
          <table:table-cell table:style-name="ce9" table:formula="of:=[.A16]*[.D16]" office:value-type="currency" office:currency="EUR" office:value="2.72" calcext:value-type="currency">
            <text:p>2.72 €</text:p>
          </table:table-cell>
          <table:table-cell table:style-name="ce8" office:value-type="string" calcext:value-type="string">
            <text:p><text:a xlink:href="http://de.mouser.com/Search/ProductDetail.aspx?R=VJ1206Y103KXAMPvirtualkey61340000virtualkey77-VJ1206Y103KXAMP" xlink:type="simple">http://de.mouser.com/Search/ProductDetail.aspx?R=VJ1206Y103KXAMPvirtualkey61340000virtualkey77-VJ1206Y103KXAMP</text:a></text:p>
          </table:table-cell>
          <table:table-cell table:style-name="ce10" office:value-type="currency" office:currency="EUR" office:value="0.113" calcext:value-type="currency">
            <text:p>0.11 €</text:p>
          </table:table-cell>
          <table:table-cell table:style-name="ce11" table:formula="of:=[.A16]*[.G16]" office:value-type="currency" office:currency="EUR" office:value="11.3" calcext:value-type="currency">
            <text:p>11.30 €</text:p>
          </table:table-cell>
          <table:table-cell table:style-name="ce8" office:value-type="string" calcext:value-type="string">
            <text:p><text:a xlink:href="http://de.farnell.com/multicomp/mc1206b103k500ct/mlcc-1206-x7r-50v-10nf/dp/1759350" xlink:type="simple">http://de.farnell.com/multicomp/mc1206b103k500ct/mlcc-1206-x7r-50v-10nf/dp/1759350</text:a></text:p>
          </table:table-cell>
          <table:table-cell table:style-name="ce11" office:value-type="currency" office:currency="EUR" office:value="0.031" calcext:value-type="currency">
            <text:p>0.03 €</text:p>
          </table:table-cell>
          <table:table-cell table:style-name="ce11" table:formula="of:=[.A16]*[.J16]" office:value-type="currency" office:currency="EUR" office:value="3.1" calcext:value-type="currency">
            <text:p>3.1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CAP CER 18pF 25V 1206</text:p>
          </table:table-cell>
          <table:table-cell table:style-name="ce8" office:value-type="string" calcext:value-type="string">
            <text:p><text:a xlink:href="http://www.digikey.de/product-detail/de/CL10C220JB8NCNC/1276-2227-1-ND/3890313" xlink:type="simple">http://www.digikey.de/product-detail/de/CL10C220JB8NCNC/1276-2227-1-ND/3890313</text:a></text:p>
          </table:table-cell>
          <table:table-cell table:style-name="ce9" office:value-type="currency" office:currency="EUR" office:value="0.0037" calcext:value-type="currency">
            <text:p>0.00 €</text:p>
          </table:table-cell>
          <table:table-cell table:style-name="ce9" table:formula="of:=[.A17]*[.D17]" office:value-type="currency" office:currency="EUR" office:value="0.37" calcext:value-type="currency">
            <text:p>0.37 €</text:p>
          </table:table-cell>
          <table:table-cell table:style-name="ce8" office:value-type="string" calcext:value-type="string">
            <text:p><text:a xlink:href="http://de.mouser.com/Search/ProductDetail.aspx?R=VJ1206A220KXXCW1BCvirtualkey61340000virtualkey77-VJ1206A220KXXCBC" xlink:type="simple">http://de.mouser.com/Search/ProductDetail.aspx?R=VJ1206A220KXXCW1BCvirtualkey61340000virtualkey77-VJ1206A220KXXCBC</text:a></text:p>
          </table:table-cell>
          <table:table-cell table:style-name="ce10" office:value-type="currency" office:currency="EUR" office:value="0.044" calcext:value-type="currency">
            <text:p>0.04 €</text:p>
          </table:table-cell>
          <table:table-cell table:style-name="ce11" table:formula="of:=[.A17]*[.G17]" office:value-type="currency" office:currency="EUR" office:value="4.4" calcext:value-type="currency">
            <text:p>4.40 €</text:p>
          </table:table-cell>
          <table:table-cell table:style-name="ce8" office:value-type="string" calcext:value-type="string">
            <text:p><text:a xlink:href="http://de.farnell.com/multicomp/mc1206n220j101ct/kondensator-mlcc-22pf-100v-np0/dp/2320864" xlink:type="simple">http://de.farnell.com/multicomp/mc1206n220j101ct/kondensator-mlcc-22pf-100v-np0/dp/2320864</text:a></text:p>
          </table:table-cell>
          <table:table-cell table:style-name="ce11" office:value-type="currency" office:currency="EUR" office:value="0.041" calcext:value-type="currency">
            <text:p>0.04 €</text:p>
          </table:table-cell>
          <table:table-cell table:style-name="ce11" table:formula="of:=[.A17]*[.J17]" office:value-type="currency" office:currency="EUR" office:value="4.1" calcext:value-type="currency">
            <text:p>4.1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RYSTAL 16MHZ 20PF SMD</text:p>
          </table:table-cell>
          <table:table-cell table:style-name="ce8" office:value-type="string" calcext:value-type="string">
            <text:p><text:a xlink:href="http://www.digikey.de/product-detail/de/ECS-160-20-3X-TR/XC1776CT-ND/2676640" xlink:type="simple">http://www.digikey.de/product-detail/de/ECS-160-20-3X-TR/XC1776CT-ND/2676640</text:a></text:p>
          </table:table-cell>
          <table:table-cell table:style-name="ce11" office:value-type="currency" office:currency="EUR" office:value="0.375" calcext:value-type="currency">
            <text:p>0.38 €</text:p>
          </table:table-cell>
          <table:table-cell table:style-name="ce11" table:formula="of:=[.A18]*[.D18]" office:value-type="currency" office:currency="EUR" office:value="3.75" calcext:value-type="currency">
            <text:p>3.75 €</text:p>
          </table:table-cell>
          <table:table-cell table:style-name="ce8" office:value-type="string" calcext:value-type="string">
            <text:p><text:a xlink:href="http://de.mouser.com/Search/ProductDetail.aspx?R=ECS-160-20-3X-TRvirtualkey59070000virtualkey520-160-20-3XT" xlink:type="simple">http://de.mouser.com/Search/ProductDetail.aspx?R=ECS-160-20-3X-TRvirtualkey59070000virtualkey520-160-20-3XT</text:a></text:p>
          </table:table-cell>
          <table:table-cell table:style-name="ce9" office:value-type="currency" office:currency="EUR" office:value="0.371" calcext:value-type="currency">
            <text:p>0.37 €</text:p>
          </table:table-cell>
          <table:table-cell table:style-name="ce9" table:formula="of:=[.A18]*[.G18]" office:value-type="currency" office:currency="EUR" office:value="3.71" calcext:value-type="currency">
            <text:p>3.71 €</text:p>
          </table:table-cell>
          <table:table-cell table:style-name="ce8" office:value-type="string" calcext:value-type="string">
            <text:p><text:a xlink:href="http://de.farnell.com/fox-electronics/fpxlf160-20/quarz-16-0mhz-20pf-smd/dp/2064015" xlink:type="simple">http://de.farnell.com/fox-electronics/fpxlf160-20/quarz-16-0mhz-20pf-smd/dp/2064015</text:a></text:p>
          </table:table-cell>
          <table:table-cell table:style-name="ce11" office:value-type="currency" office:currency="EUR" office:value="1.24" calcext:value-type="currency">
            <text:p>1.24 €</text:p>
          </table:table-cell>
          <table:table-cell table:style-name="ce11" table:formula="of:=[.A18]*[.J18]" office:value-type="currency" office:currency="EUR" office:value="12.4" calcext:value-type="currency">
            <text:p>12.40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AP Tantal 10UF 10V</text:p>
          </table:table-cell>
          <table:table-cell table:style-name="ce8" office:value-type="string" calcext:value-type="string">
            <text:p><text:a xlink:href="http://www.digikey.de/product-detail/de/T491A106K010AT7280/399-8268-1-ND/3471991" xlink:type="simple">http://www.digikey.de/product-detail/de/T491A106K010AT7280/399-8268-1-ND/3471991</text:a></text:p>
          </table:table-cell>
          <table:table-cell table:style-name="ce11" office:value-type="currency" office:currency="EUR" office:value="0.278" calcext:value-type="currency">
            <text:p>0.28 €</text:p>
          </table:table-cell>
          <table:table-cell table:style-name="ce11" table:formula="of:=[.A19]*[.D19]" office:value-type="currency" office:currency="EUR" office:value="5.56" calcext:value-type="currency">
            <text:p>5.56 €</text:p>
          </table:table-cell>
          <table:table-cell table:style-name="ce8" office:value-type="string" calcext:value-type="string">
            <text:p><text:a xlink:href="http://de.mouser.com/ProductDetail/Kemet/T491A106K010AT7280/?qs=sGAEpiMZZMuEN2agSAc2pohwjVTQQ1G7GZkQKTAClr4%3D" xlink:type="simple">http://de.mouser.com/ProductDetail/Kemet/T491A106K010AT7280/?qs=sGAEpiMZZMuEN2agSAc2pohwjVTQQ1G7GZkQKTAClr4%3d</text:a></text:p>
          </table:table-cell>
          <table:table-cell table:style-name="ce9" office:value-type="currency" office:currency="EUR" office:value="0.231" calcext:value-type="currency">
            <text:p>0.23 €</text:p>
          </table:table-cell>
          <table:table-cell table:style-name="ce9" table:formula="of:=[.A19]*[.G19]" office:value-type="currency" office:currency="EUR" office:value="4.62" calcext:value-type="currency">
            <text:p>4.62 €</text:p>
          </table:table-cell>
          <table:table-cell table:style-name="ce8" office:value-type="string" calcext:value-type="string">
            <text:p><text:a xlink:href="http://de.farnell.com/kemet/t491a106k010at/kondensator-bauform-a-10uf-10v/dp/1457413RL" xlink:type="simple">http://de.farnell.com/kemet/t491a106k010at/kondensator-bauform-a-10uf-10v/dp/1457413RL</text:a></text:p>
          </table:table-cell>
          <table:table-cell table:style-name="ce11" office:value-type="currency" office:currency="EUR" office:value="0.3" calcext:value-type="currency">
            <text:p>0.30 €</text:p>
          </table:table-cell>
          <table:table-cell table:style-name="ce11" table:formula="of:=[.A19]*[.J19]" office:value-type="currency" office:currency="EUR" office:value="6" calcext:value-type="currency">
            <text:p>6.0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1K 1% 1206</text:p>
          </table:table-cell>
          <table:table-cell table:style-name="ce8" office:value-type="string" calcext:value-type="string">
            <text:p><text:a xlink:href="http://www.digikey.de/product-detail/de/CRCW12061K00JNEA/541-1.0KECT-ND/1181315" xlink:type="simple">http://www.digikey.de/product-detail/de/CRCW12061K00JNEA/541-1.0KECT-ND/1181315</text:a></text:p>
          </table:table-cell>
          <table:table-cell table:style-name="ce11" office:value-type="currency" office:currency="EUR" office:value="0.0418" calcext:value-type="currency">
            <text:p>0.04 €</text:p>
          </table:table-cell>
          <table:table-cell table:style-name="ce11" table:formula="of:=[.A20]*[.D20]" office:value-type="currency" office:currency="EUR" office:value="4.18" calcext:value-type="currency">
            <text:p>4.18 €</text:p>
          </table:table-cell>
          <table:table-cell table:style-name="ce8" office:value-type="string" calcext:value-type="string">
            <text:p><text:a xlink:href="http://de.mouser.com/ProductDetail/Vishay-Dale/CRCW12061K00JNEA/?qs=sGAEpiMZZMu61qfTUdNhG2DpbjADlD3GU2RJjp9IuSA%3D" xlink:type="simple">http://de.mouser.com/ProductDetail/Vishay-Dale/CRCW12061K00JNEA/?qs=sGAEpiMZZMu61qfTUdNhG2DpbjADlD3GU2RJjp9IuSA%3d</text:a></text:p>
          </table:table-cell>
          <table:table-cell table:style-name="ce9" office:value-type="currency" office:currency="EUR" office:value="0.021" calcext:value-type="currency">
            <text:p>0.02 €</text:p>
          </table:table-cell>
          <table:table-cell table:style-name="ce9" table:formula="of:=[.A20]*[.G20]" office:value-type="currency" office:currency="EUR" office:value="2.1" calcext:value-type="currency">
            <text:p>2.10 €</text:p>
          </table:table-cell>
          <table:table-cell table:style-name="ce8" office:value-type="string" calcext:value-type="string">
            <text:p><text:a xlink:href="http://de.farnell.com/vishay-draloric/crcw12061k00jnea/dickfilm-chip-widerstand/dp/1653077" xlink:type="simple">http://de.farnell.com/vishay-draloric/crcw12061k00jnea/dickfilm-chip-widerstand/dp/1653077</text:a></text:p>
          </table:table-cell>
          <table:table-cell table:style-name="ce11" office:value-type="currency" office:currency="EUR" office:value="0.034" calcext:value-type="currency">
            <text:p>0.03 €</text:p>
          </table:table-cell>
          <table:table-cell table:style-name="ce11" table:formula="of:=[.A20]*[.J20]" office:value-type="currency" office:currency="EUR" office:value="3.4" calcext:value-type="currency">
            <text:p>3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220 1% 1206</text:p>
          </table:table-cell>
          <table:table-cell table:style-name="ce8" office:value-type="string" calcext:value-type="string">
            <text:p><text:a xlink:href="http://www.digikey.de/product-detail/de/CRCW1206220RFKEA/541-220FCT-ND/1181682" xlink:type="simple">http://www.digikey.de/product-detail/de/CRCW1206220RFKEA/541-220FCT-ND/1181682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1]*[.D21]" office:value-type="currency" office:currency="EUR" office:value="4.52" calcext:value-type="currency">
            <text:p>4.52 €</text:p>
          </table:table-cell>
          <table:table-cell table:style-name="ce14" office:value-type="string" calcext:value-type="string">
            <text:p><text:a xlink:href="http://de.mouser.com/ProductDetail/Vishay-Dale/CRCW1206220RFKEA/?qs=sGAEpiMZZMu61qfTUdNhG2DpbjADlD3GZPq3tfc%2F6pE%3D" xlink:type="simple">http://de.mouser.com/ProductDetail/Vishay-Dale/CRCW1206220RFKEA/?qs=sGAEpiMZZMu61qfTUdNhG2DpbjADlD3GZPq3tfc%2f6pE%3d</text:a></text:p>
          </table:table-cell>
          <table:table-cell table:style-name="ce11" office:value-type="currency" office:currency="EUR" office:value="0.023" calcext:value-type="currency">
            <text:p>0.02 €</text:p>
          </table:table-cell>
          <table:table-cell table:style-name="ce11" table:formula="of:=[.A21]*[.G21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220rfkea/widerstand-1206-220r-1/dp/2139380RL" xlink:type="simple">http://de.farnell.com/vishay-draloric/crcw1206220rfkea/widerstand-1206-220r-1/dp/2139380RL</text:a></text:p>
          </table:table-cell>
          <table:table-cell table:style-name="ce9" office:value-type="currency" office:currency="EUR" office:value="0.009" calcext:value-type="currency">
            <text:p>0.01 €</text:p>
          </table:table-cell>
          <table:table-cell table:style-name="ce9" table:formula="of:=[.A21]*[.J21]" office:value-type="currency" office:currency="EUR" office:value="0.9" calcext:value-type="currency">
            <text:p>0.9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10K 1% 1206</text:p>
          </table:table-cell>
          <table:table-cell table:style-name="ce8" office:value-type="string" calcext:value-type="string">
            <text:p><text:a xlink:href="http://www.digikey.de/product-detail/de/CRCW120610K0FKEA/541-10.0KFCT-ND/1181874" xlink:type="simple">http://www.digikey.de/product-detail/de/CRCW120610K0FKEA/541-10.0KFCT-ND/1181874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2]*[.D22]" office:value-type="currency" office:currency="EUR" office:value="4.52" calcext:value-type="currency">
            <text:p>4.52 €</text:p>
          </table:table-cell>
          <table:table-cell table:style-name="ce8" office:value-type="string" calcext:value-type="string">
            <text:p><text:a xlink:href="http://de.mouser.com/ProductDetail/Vishay-Dale/CRCW120610K0FKEB/?qs=sGAEpiMZZMu61qfTUdNhG2DpbjADlD3GQ%252br6kNJNb5E%3D" xlink:type="simple">http://de.mouser.com/ProductDetail/Vishay-Dale/CRCW120610K0FKEB/?qs=sGAEpiMZZMu61qfTUdNhG2DpbjADlD3GQ%252br6kNJNb5E%3d</text:a></text:p>
          </table:table-cell>
          <table:table-cell table:style-name="ce9" office:value-type="currency" office:currency="EUR" office:value="0.023" calcext:value-type="currency">
            <text:p>0.02 €</text:p>
          </table:table-cell>
          <table:table-cell table:style-name="ce9" table:formula="of:=[.A22]*[.G22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10k0fkea/widerstand-1206-10kr-1/dp/1469970" xlink:type="simple">http://de.farnell.com/vishay-draloric/crcw120610k0fkea/widerstand-1206-10kr-1/dp/1469970</text:a></text:p>
          </table:table-cell>
          <table:table-cell table:style-name="ce11" office:value-type="currency" office:currency="EUR" office:value="0.024" calcext:value-type="currency">
            <text:p>0.02 €</text:p>
          </table:table-cell>
          <table:table-cell table:style-name="ce11" table:formula="of:=[.A22]*[.J22]" office:value-type="currency" office:currency="EUR" office:value="2.4" calcext:value-type="currency">
            <text:p>2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ES 2.2K 1% 1206</text:p>
          </table:table-cell>
          <table:table-cell table:style-name="ce8" office:value-type="string" calcext:value-type="string">
            <text:p><text:a xlink:href="http://www.digikey.de/product-detail/de/CRCW12062K20FKEA/541-2.20KFCT-ND/1181796" xlink:type="simple">http://www.digikey.de/product-detail/de/CRCW12062K20FKEA/541-2.20KFCT-ND/1181796</text:a></text:p>
          </table:table-cell>
          <table:table-cell table:style-name="ce11" office:value-type="currency" office:currency="EUR" office:value="0.0452" calcext:value-type="currency">
            <text:p>0.05 €</text:p>
          </table:table-cell>
          <table:table-cell table:style-name="ce11" table:formula="of:=[.A23]*[.D23]" office:value-type="currency" office:currency="EUR" office:value="4.52" calcext:value-type="currency">
            <text:p>4.52 €</text:p>
          </table:table-cell>
          <table:table-cell table:style-name="ce8" office:value-type="string" calcext:value-type="string">
            <text:p><text:a xlink:href="http://de.mouser.com/ProductDetail/Vishay-Dale/CRCW12062K20FKEA/?qs=sGAEpiMZZMu61qfTUdNhGyptJL5EcUtRwvgjyF7XXrY%3D" xlink:type="simple">http://de.mouser.com/ProductDetail/Vishay-Dale/CRCW12062K20FKEA/?qs=sGAEpiMZZMu61qfTUdNhGyptJL5EcUtRwvgjyF7XXrY%3d</text:a></text:p>
          </table:table-cell>
          <table:table-cell table:style-name="ce9" office:value-type="currency" office:currency="EUR" office:value="0.023" calcext:value-type="currency">
            <text:p>0.02 €</text:p>
          </table:table-cell>
          <table:table-cell table:style-name="ce9" table:formula="of:=[.A23]*[.G23]" office:value-type="currency" office:currency="EUR" office:value="2.3" calcext:value-type="currency">
            <text:p>2.30 €</text:p>
          </table:table-cell>
          <table:table-cell table:style-name="ce8" office:value-type="string" calcext:value-type="string">
            <text:p><text:a xlink:href="http://de.farnell.com/vishay-draloric/crcw12062k20fkea/dickfilm-chip-widerstand/dp/1653102RL" xlink:type="simple">http://de.farnell.com/vishay-draloric/crcw12062k20fkea/dickfilm-chip-widerstand/dp/1653102RL</text:a></text:p>
          </table:table-cell>
          <table:table-cell table:style-name="ce11" office:value-type="currency" office:currency="EUR" office:value="0.037" calcext:value-type="currency">
            <text:p>0.04 €</text:p>
          </table:table-cell>
          <table:table-cell table:style-name="ce11" table:formula="of:=[.A23]*[.J23]" office:value-type="currency" office:currency="EUR" office:value="3.7" calcext:value-type="currency">
            <text:p>3.7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chottky Diode 0.5A 20V</text:p>
          </table:table-cell>
          <table:table-cell table:style-name="ce8" office:value-type="string" calcext:value-type="string">
            <text:p><text:a xlink:href="http://www.digikey.de/product-detail/de/MBR0520LT1G/MBR0520LT1GOSCT-ND/917965" xlink:type="simple">http://www.digikey.de/product-detail/de/MBR0520LT1G/MBR0520LT1GOSCT-ND/917965</text:a></text:p>
          </table:table-cell>
          <table:table-cell table:style-name="ce9" office:value-type="currency" office:currency="EUR" office:value="0.216" calcext:value-type="currency">
            <text:p>0.22 €</text:p>
          </table:table-cell>
          <table:table-cell table:style-name="ce9" table:formula="of:=[.A24]*[.D24]" office:value-type="currency" office:currency="EUR" office:value="2.16" calcext:value-type="currency">
            <text:p>2.16 €</text:p>
          </table:table-cell>
          <table:table-cell table:style-name="ce8" office:value-type="string" calcext:value-type="string">
            <text:p><text:a xlink:href="http://de.mouser.com/Search/ProductDetail.aspx?R=MBR0520LT1Gvirtualkey58410000virtualkey863-MBR0520LT1G" xlink:type="simple">http://de.mouser.com/Search/ProductDetail.aspx?R=MBR0520LT1Gvirtualkey58410000virtualkey863-MBR0520LT1G</text:a></text:p>
          </table:table-cell>
          <table:table-cell table:style-name="ce11" office:value-type="currency" office:currency="EUR" office:value="0.281" calcext:value-type="currency">
            <text:p>0.28 €</text:p>
          </table:table-cell>
          <table:table-cell table:style-name="ce11" table:formula="of:=[.A24]*[.G24]" office:value-type="currency" office:currency="EUR" office:value="2.81" calcext:value-type="currency">
            <text:p>2.81 €</text:p>
          </table:table-cell>
          <table:table-cell table:style-name="ce8" office:value-type="string" calcext:value-type="string">
            <text:p><text:a xlink:href="http://de.farnell.com/on-semiconductor/mbr0520lt1g/diode-schottky-0-5a-20v/dp/9556915" xlink:type="simple">http://de.farnell.com/on-semiconductor/mbr0520lt1g/diode-schottky-0-5a-20v/dp/9556915</text:a></text:p>
          </table:table-cell>
          <table:table-cell table:style-name="ce11" office:value-type="currency" office:currency="EUR" office:value="0.367" calcext:value-type="currency">
            <text:p>0.37 €</text:p>
          </table:table-cell>
          <table:table-cell table:style-name="ce11" table:formula="of:=[.A24]*[.J24]" office:value-type="currency" office:currency="EUR" office:value="3.67" calcext:value-type="currency">
            <text:p>3.67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EMI Filter Bead 30 OHM 1206</text:p>
          </table:table-cell>
          <table:table-cell table:style-name="ce8" office:value-type="string" calcext:value-type="string">
            <text:p><text:a xlink:href="http://www.digikey.de/product-detail/de/HI1206N101R-10/240-2408-1-ND/806768" xlink:type="simple">http://www.digikey.de/product-detail/de/HI1206N101R-10/240-2408-1-ND/806768</text:a></text:p>
          </table:table-cell>
          <table:table-cell table:style-name="ce11" office:value-type="currency" office:currency="EUR" office:value="0.097" calcext:value-type="currency">
            <text:p>0.10 €</text:p>
          </table:table-cell>
          <table:table-cell table:style-name="ce11" table:formula="of:=[.A25]*[.D25]" office:value-type="currency" office:currency="EUR" office:value="0.97" calcext:value-type="currency">
            <text:p>0.97 €</text:p>
          </table:table-cell>
          <table:table-cell table:style-name="ce8" office:value-type="string" calcext:value-type="string">
            <text:p><text:a xlink:href="http://de.mouser.com/Search/ProductDetail.aspx?R=2512063007Y3virtualkey62300000virtualkey636-2512063007Y3" xlink:type="simple">http://de.mouser.com/Search/ProductDetail.aspx?R=2512063007Y3virtualkey62300000virtualkey636-2512063007Y3</text:a></text:p>
          </table:table-cell>
          <table:table-cell table:style-name="ce9" office:value-type="currency" office:currency="EUR" office:value="0.04" calcext:value-type="currency">
            <text:p>0.04 €</text:p>
          </table:table-cell>
          <table:table-cell table:style-name="ce9" table:formula="of:=[.A25]*[.G25]" office:value-type="currency" office:currency="EUR" office:value="0.4" calcext:value-type="currency">
            <text:p>0.40 €</text:p>
          </table:table-cell>
          <table:table-cell table:style-name="ce8" office:value-type="string" calcext:value-type="string">
            <text:p><text:a xlink:href="http://de.farnell.com/fair-rite/25120630073/ferrit-chip-perle/dp/1612002RL" xlink:type="simple">http://de.farnell.com/fair-rite/25120630073/ferrit-chip-perle/dp/1612002RL</text:a></text:p>
          </table:table-cell>
          <table:table-cell table:style-name="ce11" office:value-type="currency" office:currency="EUR" office:value="0.041" calcext:value-type="currency">
            <text:p>0.04 €</text:p>
          </table:table-cell>
          <table:table-cell table:style-name="ce11" table:formula="of:=[.A25]*[.J25]" office:value-type="currency" office:currency="EUR" office:value="0.41" calcext:value-type="currency">
            <text:p>0.41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ttable Fuse 15V 0.2A 1206</text:p>
          </table:table-cell>
          <table:table-cell table:style-name="ce8" office:value-type="string" calcext:value-type="string">
            <text:p><text:a xlink:href="http://www.digikey.de/product-detail/de/1206L020YR/F2109CT-ND/455718" xlink:type="simple">http://www.digikey.de/product-detail/de/1206L020YR/F2109CT-ND/455718</text:a></text:p>
          </table:table-cell>
          <table:table-cell table:style-name="ce11" office:value-type="currency" office:currency="EUR" office:value="0.373" calcext:value-type="currency">
            <text:p>0.37 €</text:p>
          </table:table-cell>
          <table:table-cell table:style-name="ce11" table:formula="of:=[.A26]*[.D26]" office:value-type="currency" office:currency="EUR" office:value="3.73" calcext:value-type="currency">
            <text:p>3.73 €</text:p>
          </table:table-cell>
          <table:table-cell table:style-name="ce8" office:value-type="string" calcext:value-type="string">
            <text:p><text:a xlink:href="http://de.mouser.com/Search/ProductDetail.aspx?R=1206L020YRvirtualkey57610000virtualkey576-1206L020YR" xlink:type="simple">http://de.mouser.com/Search/ProductDetail.aspx?R=1206L020YRvirtualkey57610000virtualkey576-1206L020YR</text:a></text:p>
          </table:table-cell>
          <table:table-cell table:style-name="ce9" office:value-type="currency" office:currency="EUR" office:value="0.299" calcext:value-type="currency">
            <text:p>0.30 €</text:p>
          </table:table-cell>
          <table:table-cell table:style-name="ce9" table:formula="of:=[.A26]*[.G26]" office:value-type="currency" office:currency="EUR" office:value="2.99" calcext:value-type="currency">
            <text:p>2.99 €</text:p>
          </table:table-cell>
          <table:table-cell table:style-name="ce8" office:value-type="string" calcext:value-type="string">
            <text:p><text:a xlink:href="http://de.farnell.com/te-connectivity-raychem/nanoasmdc020f-2/fuse-ptc-reset-24vdc-200ma-smd/dp/1876423?whydiditmatch=rel_3&amp;matchedProduct=1206L020YR&amp;matchedProduct=1206L020YR&amp;whydiditmatch=rel_3" xlink:type="simple">http://de.farnell.com/te-connectivity-raychem/nanoasmdc020f-2/fuse-ptc-reset-24vdc-200ma-smd/dp/1876423?whydiditmatch=rel_3&amp;matchedProduct=1206L020YR&amp;matchedProduct=1206L020YR&amp;whydiditmatch=rel_3</text:a></text:p>
          </table:table-cell>
          <table:table-cell table:style-name="ce11" office:value-type="currency" office:currency="EUR" office:value="0.355" calcext:value-type="currency">
            <text:p>0.36 €</text:p>
          </table:table-cell>
          <table:table-cell table:style-name="ce11" table:formula="of:=[.A26]*[.J26]" office:value-type="currency" office:currency="EUR" office:value="3.55" calcext:value-type="currency">
            <text:p>3.55 €</text:p>
          </table:table-cell>
          <table:table-cell table:style-name="ce4" office:value-type="string" calcext:value-type="string">
            <text:p>Versch. Hersteller</text:p>
          </table:table-cell>
          <table:table-cell table:style-name="ce4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esettable Fuse 15V 0.5A 1812</text:p>
          </table:table-cell>
          <table:table-cell table:style-name="ce8" office:value-type="string" calcext:value-type="string">
            <text:p><text:a xlink:href="http://www.digikey.de/product-detail/de/MF-MSMF050-2/MF-MSMF050-2CT-ND/662842" xlink:type="simple">http://www.digikey.de/product-detail/de/MF-MSMF050-2/MF-MSMF050-2CT-ND/662842</text:a></text:p>
          </table:table-cell>
          <table:table-cell table:style-name="ce11" office:value-type="currency" office:currency="EUR" office:value="0.532" calcext:value-type="currency">
            <text:p>0.53 €</text:p>
          </table:table-cell>
          <table:table-cell table:style-name="ce11" table:formula="of:=[.A27]*[.D27]" office:value-type="currency" office:currency="EUR" office:value="5.32" calcext:value-type="currency">
            <text:p>5.32 €</text:p>
          </table:table-cell>
          <table:table-cell table:style-name="ce8" office:value-type="string" calcext:value-type="string">
            <text:p><text:a xlink:href="http://de.mouser.com/ProductDetail/Bourns/MF-MSMF050-2/?qs=%2Fha2pyFadujDIyYlSEAmAtmxzhQX2R56dU6AOyKWoF1gS%2FKyt5ZQcQ%3D%3D" xlink:type="simple">http://de.mouser.com/ProductDetail/Bourns/MF-MSMF050-2/?qs=%2fha2pyFadujDIyYlSEAmAtmxzhQX2R56dU6AOyKWoF1gS%2fKyt5ZQcQ%3d%3d</text:a></text:p>
          </table:table-cell>
          <table:table-cell table:style-name="ce9" office:value-type="currency" office:currency="EUR" office:value="0.141" calcext:value-type="currency">
            <text:p>0.14 €</text:p>
          </table:table-cell>
          <table:table-cell table:style-name="ce9" table:formula="of:=[.A27]*[.G27]" office:value-type="currency" office:currency="EUR" office:value="1.41" calcext:value-type="currency">
            <text:p>1.41 €</text:p>
          </table:table-cell>
          <table:table-cell table:style-name="ce8" office:value-type="string" calcext:value-type="string">
            <text:p><text:a xlink:href="http://de.farnell.com/bourns/mf-msmf050-2/multifuse-smd-1812-0-5a/dp/9350314RL" xlink:type="simple">http://de.farnell.com/bourns/mf-msmf050-2/multifuse-smd-1812-0-5a/dp/9350314RL</text:a></text:p>
          </table:table-cell>
          <table:table-cell table:style-name="ce11" office:value-type="currency" office:currency="EUR" office:value="0.371" calcext:value-type="currency">
            <text:p>0.37 €</text:p>
          </table:table-cell>
          <table:table-cell table:style-name="ce11" table:formula="of:=[.A27]*[.J27]" office:value-type="currency" office:currency="EUR" office:value="3.71" calcext:value-type="currency">
            <text:p>3.71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78M05CDT-TR</text:p>
          </table:table-cell>
          <table:table-cell table:style-name="ce8" office:value-type="string" calcext:value-type="string">
            <text:p><text:a xlink:href="http://www.digikey.de/product-detail/de/L78M05CDT-TR/497-1203-1-ND/586203" xlink:type="simple">http://www.digikey.de/product-detail/de/L78M05CDT-TR/497-1203-1-ND/586203</text:a></text:p>
          </table:table-cell>
          <table:table-cell table:style-name="ce9" office:value-type="currency" office:currency="EUR" office:value="0.36" calcext:value-type="currency">
            <text:p>0.36 €</text:p>
          </table:table-cell>
          <table:table-cell table:style-name="ce9" table:formula="of:=[.A28]*[.D28]" office:value-type="currency" office:currency="EUR" office:value="3.6" calcext:value-type="currency">
            <text:p>3.60 €</text:p>
          </table:table-cell>
          <table:table-cell table:style-name="ce8" office:value-type="string" calcext:value-type="string">
            <text:p><text:a xlink:href="http://de.mouser.com/Search/ProductDetail.aspx?R=L78M05CDT-TRvirtualkey51120000virtualkey511-L78M05CDT-TR" xlink:type="simple">http://de.mouser.com/Search/ProductDetail.aspx?R=L78M05CDT-TRvirtualkey51120000virtualkey511-L78M05CDT-TR</text:a></text:p>
          </table:table-cell>
          <table:table-cell table:style-name="ce11" office:value-type="currency" office:currency="EUR" office:value="0.37" calcext:value-type="currency">
            <text:p>0.37 €</text:p>
          </table:table-cell>
          <table:table-cell table:style-name="ce11" table:formula="of:=[.A28]*[.G28]" office:value-type="currency" office:currency="EUR" office:value="3.7" calcext:value-type="currency">
            <text:p>3.70 €</text:p>
          </table:table-cell>
          <table:table-cell table:style-name="ce8" office:value-type="string" calcext:value-type="string">
            <text:p><text:a xlink:href="http://de.farnell.com/stmicroelectronics/l78m05cdt/v-reg-0-5a-5-0v-smd-78m05-dpak3/dp/1087116" xlink:type="simple">http://de.farnell.com/stmicroelectronics/l78m05cdt/v-reg-0-5a-5-0v-smd-78m05-dpak3/dp/1087116</text:a></text:p>
          </table:table-cell>
          <table:table-cell table:style-name="ce11" office:value-type="currency" office:currency="EUR" office:value="0.64" calcext:value-type="currency">
            <text:p>0.64 €</text:p>
          </table:table-cell>
          <table:table-cell table:style-name="ce11" table:formula="of:=[.A28]*[.J28]" office:value-type="currency" office:currency="EUR" office:value="6.4" calcext:value-type="currency">
            <text:p>6.4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CP1650S</text:p>
          </table:table-cell>
          <table:table-cell table:style-name="ce8" office:value-type="string" calcext:value-type="string">
            <text:p><text:a xlink:href="http://www.digikey.de/product-detail/de/MCP1650S-E%2FMS/MCP1650S-E%2FMS-ND/683177" xlink:type="simple">http://www.digikey.de/product-detail/de/MCP1650S-E%2FMS/MCP1650S-E%2FMS-ND/683177</text:a></text:p>
          </table:table-cell>
          <table:table-cell table:style-name="ce11" office:value-type="currency" office:currency="EUR" office:value="1.29" calcext:value-type="currency">
            <text:p>1.29 €</text:p>
          </table:table-cell>
          <table:table-cell table:style-name="ce11" table:formula="of:=[.A29]*[.D29]" office:value-type="currency" office:currency="EUR" office:value="12.9" calcext:value-type="currency">
            <text:p>12.90 €</text:p>
          </table:table-cell>
          <table:table-cell table:style-name="ce8" office:value-type="string" calcext:value-type="string">
            <text:p><text:a xlink:href="http://de.mouser.com/ProductDetail/Microchip-Technology/MCP1650S-E-MS/?qs=sGAEpiMZZMvFgFrcgbsedecXROXX%252b6ZoMwb%2Fouado6U%3D" xlink:type="simple">http://de.mouser.com/ProductDetail/Microchip-Technology/MCP1650S-E-MS/?qs=sGAEpiMZZMvFgFrcgbsedecXROXX%252b6ZoMwb%2fouado6U%3d</text:a></text:p>
          </table:table-cell>
          <table:table-cell table:style-name="ce9" office:value-type="currency" office:currency="EUR" office:value="1.17" calcext:value-type="currency">
            <text:p>1.17 €</text:p>
          </table:table-cell>
          <table:table-cell table:style-name="ce9" table:formula="of:=[.A29]*[.G29]" office:value-type="currency" office:currency="EUR" office:value="11.7" calcext:value-type="currency">
            <text:p>11.70 €</text:p>
          </table:table-cell>
          <table:table-cell table:style-name="ce8" office:value-type="string" calcext:value-type="string">
            <text:p><text:a xlink:href="http://de.farnell.com/microchip/mcp1650s-e-ms/ic-boost-regler-2-55v-8msop/dp/1863920" xlink:type="simple">http://de.farnell.com/microchip/mcp1650s-e-ms/ic-boost-regler-2-55v-8msop/dp/1863920</text:a></text:p>
          </table:table-cell>
          <table:table-cell table:style-name="ce11" office:value-type="currency" office:currency="EUR" office:value="1.42" calcext:value-type="currency">
            <text:p>1.42 €</text:p>
          </table:table-cell>
          <table:table-cell table:style-name="ce11" table:formula="of:=[.A29]*[.J29]" office:value-type="currency" office:currency="EUR" office:value="14.2" calcext:value-type="currency">
            <text:p>14.2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DN340P</text:p>
          </table:table-cell>
          <table:table-cell table:style-name="ce8" office:value-type="string" calcext:value-type="string">
            <text:p><text:a xlink:href="http://www.digikey.de/product-detail/de/FDN340P/FDN340PCT-ND/965604" xlink:type="simple">http://www.digikey.de/product-detail/de/FDN340P/FDN340PCT-ND/965604</text:a></text:p>
          </table:table-cell>
          <table:table-cell table:style-name="ce11" office:value-type="currency" office:currency="EUR" office:value="0.279" calcext:value-type="currency">
            <text:p>0.28 €</text:p>
          </table:table-cell>
          <table:table-cell table:style-name="ce11" table:formula="of:=[.A30]*[.D30]" office:value-type="currency" office:currency="EUR" office:value="2.79" calcext:value-type="currency">
            <text:p>2.79 €</text:p>
          </table:table-cell>
          <table:table-cell table:style-name="ce8" office:value-type="string" calcext:value-type="string">
            <text:p><text:a xlink:href="http://de.mouser.com/ProductDetail/Fairchild-Semiconductor/FDN340P/?qs=%2Fha2pyFadugx5dlaynRrnXIK9Uy7ZvYJCmaC9ivgPok%3D" xlink:type="simple">http://de.mouser.com/ProductDetail/Fairchild-Semiconductor/FDN340P/?qs=%2fha2pyFadugx5dlaynRrnXIK9Uy7ZvYJCmaC9ivgPok%3d</text:a></text:p>
          </table:table-cell>
          <table:table-cell table:style-name="ce9" office:value-type="currency" office:currency="EUR" office:value="0.238" calcext:value-type="currency">
            <text:p>0.24 €</text:p>
          </table:table-cell>
          <table:table-cell table:style-name="ce9" table:formula="of:=[.A30]*[.G30]" office:value-type="currency" office:currency="EUR" office:value="2.38" calcext:value-type="currency">
            <text:p>2.38 €</text:p>
          </table:table-cell>
          <table:table-cell table:style-name="ce8" office:value-type="string" calcext:value-type="string">
            <text:p><text:a xlink:href="http://de.farnell.com/fairchild-semiconductor/fdn340p/mosfet-p-sot-23/dp/9846310" xlink:type="simple">http://de.farnell.com/fairchild-semiconductor/fdn340p/mosfet-p-sot-23/dp/9846310</text:a></text:p>
          </table:table-cell>
          <table:table-cell table:style-name="ce11" office:value-type="currency" office:currency="EUR" office:value="0.389" calcext:value-type="currency">
            <text:p>0.39 €</text:p>
          </table:table-cell>
          <table:table-cell table:style-name="ce11" table:formula="of:=[.A30]*[.J30]" office:value-type="currency" office:currency="EUR" office:value="3.89" calcext:value-type="currency">
            <text:p>3.89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P2985-33</text:p>
          </table:table-cell>
          <table:table-cell table:style-name="ce8" office:value-type="string" calcext:value-type="string">
            <text:p><text:a xlink:href="http://www.digikey.de/product-detail/de/LP2985-33DBVR/296-18476-1-ND/809911" xlink:type="simple">http://www.digikey.de/product-detail/de/LP2985-33DBVR/296-18476-1-ND/809911</text:a></text:p>
          </table:table-cell>
          <table:table-cell table:style-name="ce11" office:value-type="currency" office:currency="EUR" office:value="0.044" calcext:value-type="currency">
            <text:p>0.04 €</text:p>
          </table:table-cell>
          <table:table-cell table:style-name="ce11" table:formula="of:=[.A31]*[.D31]" office:value-type="currency" office:currency="EUR" office:value="0.44" calcext:value-type="currency">
            <text:p>0.44 €</text:p>
          </table:table-cell>
          <table:table-cell table:style-name="ce8" office:value-type="string" calcext:value-type="string">
            <text:p><text:a xlink:href="http://de.mouser.com/ProductDetail/Texas-Instruments/LP2985-33DBVR/?qs=sGAEpiMZZMsGz1a6aV8DcCOj5hh%2FNjhX4p6toGEueJ8%3D" xlink:type="simple">http://de.mouser.com/ProductDetail/Texas-Instruments/LP2985-33DBVR/?qs=sGAEpiMZZMsGz1a6aV8DcCOj5hh%2fNjhX4p6toGEueJ8%3d</text:a></text:p>
          </table:table-cell>
          <table:table-cell table:style-name="ce9" office:value-type="currency" office:currency="EUR" office:value="0.396" calcext:value-type="currency">
            <text:p>0.40 €</text:p>
          </table:table-cell>
          <table:table-cell table:style-name="ce9" table:formula="of:=[.A31]*[.G31]" office:value-type="currency" office:currency="EUR" office:value="3.96" calcext:value-type="currency">
            <text:p>3.96 €</text:p>
          </table:table-cell>
          <table:table-cell table:style-name="ce8" office:value-type="string" calcext:value-type="string">
            <text:p><text:a xlink:href="http://de.farnell.com/texas-instruments/lp2985-33dbvte4/v-reg-ldo-0-15a-1-5-smd-2985/dp/1053672" xlink:type="simple">http://de.farnell.com/texas-instruments/lp2985-33dbvte4/v-reg-ldo-0-15a-1-5-smd-2985/dp/1053672</text:a></text:p>
          </table:table-cell>
          <table:table-cell table:style-name="ce11" office:value-type="currency" office:currency="EUR" office:value="0.693" calcext:value-type="currency">
            <text:p>0.69 €</text:p>
          </table:table-cell>
          <table:table-cell table:style-name="ce11" table:formula="of:=[.A31]*[.J31]" office:value-type="currency" office:currency="EUR" office:value="6.93" calcext:value-type="currency">
            <text:p>6.93 €</text:p>
          </table:table-cell>
          <table:table-cell table:style-name="ce4"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Platine (professionell gefertigt)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Hinweis:</text:p>
          </table:table-cell>
          <table:table-cell office:value-type="string" calcext:value-type="string">
            <text:p>Eine Platine pro Prototypengeneration. <text:s/>Die Größe der Platine (und damit der Preis) kann sich geringfügig ändern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PCB-Devboard (ab 4,95€ Versand, inkl. MwSt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OSH Park (zzgl. Zoll + Steuern; 5 USD pro in²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Multi-cb (zzgl. Versand und MwSt.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latine gefertigt 100x160mm 2-layer</text:p>
          </table:table-cell>
          <table:table-cell table:style-name="ce7" office:value-type="string" calcext:value-type="string">
            <text:p><text:a xlink:href="http://www.pcb-devboards.de/catalog/product_info.php?cPath=38_55_157_158_149∏ucts_id=10227〈uage=de" xlink:type="simple">http://www.pcb-devboards.de/catalog/product_info.php?cPath=38_55_157_158_149&amp;products_id=10227&amp;language=de</text:a></text:p>
          </table:table-cell>
          <table:table-cell table:style-name="ce12" office:value-type="currency" office:currency="EUR" office:value="23.49" calcext:value-type="currency">
            <text:p>23.49 €</text:p>
          </table:table-cell>
          <table:table-cell table:style-name="ce9" table:formula="of:=[.A40]*[.D40]" office:value-type="currency" office:currency="EUR" office:value="70.47" calcext:value-type="currency">
            <text:p>70.47 €</text:p>
          </table:table-cell>
          <table:table-cell table:style-name="ce8" office:value-type="string" calcext:value-type="string">
            <text:p><text:a xlink:href="http://oshpark.com/pricing" xlink:type="simple">http://oshpark.com/pricing</text:a></text:p>
          </table:table-cell>
          <table:table-cell table:style-name="ce13" office:value-type="currency" office:currency="EUR" office:value="92" calcext:value-type="currency">
            <text:p>92.00 €</text:p>
          </table:table-cell>
          <table:table-cell table:style-name="ce11" table:formula="of:=[.A40]*[.G40]" office:value-type="currency" office:currency="EUR" office:value="276" calcext:value-type="currency">
            <text:p>276.00 €</text:p>
          </table:table-cell>
          <table:table-cell table:style-name="ce8" office:value-type="string" calcext:value-type="string">
            <text:p><text:a xlink:href="https://portal.multi-circuit-boards.eu/" xlink:type="simple">https://portal.multi-circuit-boards.eu/</text:a></text:p>
          </table:table-cell>
          <table:table-cell table:style-name="ce13" office:value-type="currency" office:currency="EUR" office:value="57.6" calcext:value-type="currency">
            <text:p>57.60 €</text:p>
          </table:table-cell>
          <table:table-cell table:style-name="ce11" table:formula="of:=[.A40]*[.J40]" office:value-type="currency" office:currency="EUR" office:value="172.8" calcext:value-type="currency">
            <text:p>172.80 €</text:p>
          </table:table-cell>
          <table:table-cell table:style-name="ce4" office:value-type="string" calcext:value-type="string">
            <text:p>Eurokarte = 24.8in²</text:p>
          </table:table-cell>
          <table:table-cell table:style-name="ce4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Platinenmaterial (für Prototyping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Reichelt (5,90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Conrad (5,95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LV (4.95€ Versand, inkl. MwSt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ngard Fotoplatine 100x160mm zweiseitig</text:p>
          </table:table-cell>
          <table:table-cell table:style-name="ce8" office:value-type="string" calcext:value-type="string">
            <text:p><text:a xlink:href="http://www.reichelt.de/zweiseitig-beschichtet/BEL-160X100-2/3/index.html?&amp;ACTION=3&amp;LA=2&amp;ARTICLE=33774&amp;GROUPID=3369&amp;artnr=BEL+160X100-2" xlink:type="simple">http://www.reichelt.de/zweiseitig-beschichtet/BEL-160X100-2/3/index.html?&amp;ACTION=3&amp;LA=2&amp;ARTICLE=33774&amp;GROUPID=3369&amp;artnr=BEL+160X100-2</text:a></text:p>
          </table:table-cell>
          <table:table-cell table:style-name="ce12" office:value-type="currency" office:currency="EUR" office:value="2.15" calcext:value-type="currency">
            <text:p>2.15 €</text:p>
          </table:table-cell>
          <table:table-cell table:style-name="ce9" table:formula="of:=[.A46]*[.D46]" office:value-type="currency" office:currency="EUR" office:value="8.6" calcext:value-type="currency">
            <text:p>8.60 €</text:p>
          </table:table-cell>
          <table:table-cell table:style-name="ce8" office:value-type="string" calcext:value-type="string">
            <text:p><text:a xlink:href="http://www.conrad.de/ce/de/product/529176/Bungard-Platinen-Basismaterial-120306Z33-L-x-B-x-H-160-x-100-x-15-mmEpoxyd-Zweiseitig-2-x-35-m-Cu" xlink:type="simple">http://www.conrad.de/ce/de/product/529176/Bungard-Platinen-Basismaterial-120306Z33-L-x-B-x-H-160-x-100-x-15-mmEpoxyd-Zweiseitig-2-x-35-m-Cu</text:a></text:p>
          </table:table-cell>
          <table:table-cell table:style-name="ce15" office:value-type="currency" office:currency="EUR" office:value="4.35" calcext:value-type="currency">
            <text:p>4.35 €</text:p>
          </table:table-cell>
          <table:table-cell table:style-name="ce11" table:formula="of:=[.A46]*[.G46]" office:value-type="currency" office:currency="EUR" office:value="17.4" calcext:value-type="currency">
            <text:p>17.40 €</text:p>
          </table:table-cell>
          <table:table-cell table:style-name="ce8" office:value-type="string" calcext:value-type="string">
            <text:p><text:a xlink:href="http://www.elv.de/bungard-foto-positiv-platten-100x160x1-5-mm-zweiseitig.html" xlink:type="simple">http://www.elv.de/bungard-foto-positiv-platten-100x160x1-5-mm-zweiseitig.html</text:a></text:p>
          </table:table-cell>
          <table:table-cell table:style-name="ce13" office:value-type="currency" office:currency="EUR" office:value="2.75" calcext:value-type="currency">
            <text:p>2.75 €</text:p>
          </table:table-cell>
          <table:table-cell table:style-name="ce11" table:formula="of:=[.A46]*[.J46]" office:value-type="currency" office:currency="EUR" office:value="11" calcext:value-type="currency">
            <text:p>11.0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ungard Fotoplatine 100x160mm einseitig</text:p>
          </table:table-cell>
          <table:table-cell table:style-name="ce8" office:value-type="string" calcext:value-type="string">
            <text:p><text:a xlink:href="http://www.reichelt.de/einseitig-beschichtet/BEL-160X100-1/3/index.html?&amp;ACTION=3&amp;LA=2&amp;ARTICLE=33767&amp;GROUPID=3368&amp;artnr=BEL+160X100-1" xlink:type="simple">http://www.reichelt.de/einseitig-beschichtet/BEL-160X100-1/3/index.html?&amp;ACTION=3&amp;LA=2&amp;ARTICLE=33767&amp;GROUPID=3368&amp;artnr=BEL+160X100-1</text:a></text:p>
          </table:table-cell>
          <table:table-cell table:style-name="ce12" office:value-type="currency" office:currency="EUR" office:value="1.8" calcext:value-type="currency">
            <text:p>1.80 €</text:p>
          </table:table-cell>
          <table:table-cell table:style-name="ce9" table:formula="of:=[.A47]*[.D47]" office:value-type="currency" office:currency="EUR" office:value="7.2" calcext:value-type="currency">
            <text:p>7.20 €</text:p>
          </table:table-cell>
          <table:table-cell table:style-name="ce8" office:value-type="string" calcext:value-type="string">
            <text:p><text:a xlink:href="http://www.conrad.de/ce/de/product/529249/Bungard-Platinen-Basismaterial-120306E33-L-x-B-x-H-160-x-100-x-15-mmEpoxyd-Einseitig-1-x-35-m-Cu" xlink:type="simple">http://www.conrad.de/ce/de/product/529249/Bungard-Platinen-Basismaterial-120306E33-L-x-B-x-H-160-x-100-x-15-mmEpoxyd-Einseitig-1-x-35-m-Cu</text:a></text:p>
          </table:table-cell>
          <table:table-cell table:style-name="ce15" office:value-type="currency" office:currency="EUR" office:value="3.3" calcext:value-type="currency">
            <text:p>3.30 €</text:p>
          </table:table-cell>
          <table:table-cell table:style-name="ce11" table:formula="of:=[.A47]*[.G47]" office:value-type="currency" office:currency="EUR" office:value="13.2" calcext:value-type="currency">
            <text:p>13.20 €</text:p>
          </table:table-cell>
          <table:table-cell table:style-name="ce8" office:value-type="string" calcext:value-type="string">
            <text:p><text:a xlink:href="http://www.elv.de/bungard-foto-positiv-platten-100x160x1-5-mm-einseitig.html" xlink:type="simple">http://www.elv.de/bungard-foto-positiv-platten-100x160x1-5-mm-einseitig.html</text:a></text:p>
          </table:table-cell>
          <table:table-cell table:style-name="ce13" office:value-type="currency" office:currency="EUR" office:value="2.1" calcext:value-type="currency">
            <text:p>2.10 €</text:p>
          </table:table-cell>
          <table:table-cell table:style-name="ce11" table:formula="of:=[.A47]*[.J47]" office:value-type="currency" office:currency="EUR" office:value="8.4" calcext:value-type="currency">
            <text:p>8.40 €</text:p>
          </table:table-cell>
          <table:table-cell table:style-name="ce4" table:number-columns-repeated="2"/>
        </table:table-row>
        <table:table-row table:style-name="ro4">
          <table:table-cell table:number-columns-repeated="13"/>
        </table:table-row>
        <table:table-row table:style-name="ro1">
          <table:table-cell table:style-name="ce1" office:value-type="string" calcext:value-type="string">
            <text:p>Gehäus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 table:number-columns-spanned="1" table:number-rows-spanned="2">
            <text:p>Anzahl</text:p>
          </table:table-cell>
          <table:table-cell table:style-name="ce2" office:value-type="string" calcext:value-type="string" table:number-columns-spanned="1" table:number-rows-spanned="2">
            <text:p>Name/Beschreibung</text:p>
          </table:table-cell>
          <table:table-cell table:style-name="ce2" office:value-type="string" calcext:value-type="string" table:number-columns-spanned="3" table:number-rows-spanned="1">
            <text:p>Reichelt (5,90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Fabber-Parts (6€ Versand, inkl. MwSt.)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ELV (4.95€ Versand, inkl. MwSt)</text:p>
          </table:table-cell>
          <table:covered-table-cell table:number-columns-repeated="2" table:style-name="ce3"/>
          <table:table-cell table:style-name="ce16" office:value-type="string" calcext:value-type="string" table:number-columns-spanned="1" table:number-rows-spanned="2">
            <text:p>Hinweise</text:p>
          </table:table-cell>
          <table:table-cell table:style-name="ce16" office:value-type="string" calcext:value-type="string" table:number-columns-spanned="1" table:number-rows-spanned="2">
            <text:p>Begründung Abweichung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 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Kosten / Stück</text:p>
          </table:table-cell>
          <table:table-cell table:style-name="ce3" office:value-type="string" calcext:value-type="string">
            <text:p>Gesamtkosten</text:p>
          </table:table-cell>
          <table:covered-table-cell table:number-columns-repeated="2" table:style-name="ce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BS Filament 3mm 1kg </text:p>
          </table:table-cell>
          <table:table-cell table:style-name="ce8" office:value-type="string" calcext:value-type="string">
            <text:p><text:a xlink:href="http://www.reichelt.de/Verbrauchsmaterial-fuer-3D-Drucker/ABS3W1/3//index.html?ACTION=3&amp;GROUPID=6264&amp;ARTICLE=134342&amp;SHOW=1&amp;START=0&amp;OFFSET=16&amp;" xlink:type="simple">http://www.reichelt.de/Verbrauchsmaterial-fuer-3D-Drucker/ABS3W1/3//index.html?ACTION=3&amp;GROUPID=6264&amp;ARTICLE=134342&amp;SHOW=1&amp;START=0&amp;OFFSET=16&amp;</text:a></text:p>
          </table:table-cell>
          <table:table-cell table:style-name="ce13" office:value-type="currency" office:currency="EUR" office:value="26.95" calcext:value-type="currency">
            <text:p>26.95 €</text:p>
          </table:table-cell>
          <table:table-cell table:style-name="ce11" table:formula="of:=[.A53]*[.D53]" office:value-type="currency" office:currency="EUR" office:value="53.9" calcext:value-type="currency">
            <text:p>53.90 €</text:p>
          </table:table-cell>
          <table:table-cell table:style-name="ce7" office:value-type="string" calcext:value-type="string">
            <text:p><text:a xlink:href="http://fabber-parts.de/shop/index.php?a=109〈=eng" xlink:type="simple">http://fabber-parts.de/shop/index.php?a=109&amp;lang=eng</text:a></text:p>
          </table:table-cell>
          <table:table-cell table:style-name="ce12" office:value-type="currency" office:currency="EUR" office:value="21.9" calcext:value-type="currency">
            <text:p>21.90 €</text:p>
          </table:table-cell>
          <table:table-cell table:style-name="ce9" table:formula="of:=[.A53]*[.G53]" office:value-type="currency" office:currency="EUR" office:value="43.8" calcext:value-type="currency">
            <text:p>43.80 €</text:p>
          </table:table-cell>
          <table:table-cell table:style-name="ce8" office:value-type="string" calcext:value-type="string">
            <text:p><text:a xlink:href="http://www.elv.de/velleman-abs-filament-weiss-3-mm-1-kg-abs3w1.html" xlink:type="simple">http://www.elv.de/velleman-abs-filament-weiss-3-mm-1-kg-abs3w1.html</text:a></text:p>
          </table:table-cell>
          <table:table-cell table:style-name="ce13" office:value-type="currency" office:currency="EUR" office:value="26.95" calcext:value-type="currency">
            <text:p>26.95 €</text:p>
          </table:table-cell>
          <table:table-cell table:style-name="ce11" table:formula="of:=[.A53]*[.J53]" office:value-type="currency" office:currency="EUR" office:value="53.9" calcext:value-type="currency">
            <text:p>53.90 €</text:p>
          </table:table-cell>
          <table:table-cell table:style-name="ce4" table:number-columns-repeated="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LA Filament 3mm 1kg</text:p>
          </table:table-cell>
          <table:table-cell table:style-name="ce8" office:value-type="string" calcext:value-type="string">
            <text:p><text:a xlink:href="http://www.reichelt.de/Verbrauchsmaterial-fuer-3D-Drucker/PLA3W1/3/index.html?&amp;ACTION=3&amp;LA=2&amp;ARTICLE=134350&amp;GROUPID=6264&amp;artnr=PLA3W1" xlink:type="simple">http://www.reichelt.de/Verbrauchsmaterial-fuer-3D-Drucker/PLA3W1/3/index.html?&amp;ACTION=3&amp;LA=2&amp;ARTICLE=134350&amp;GROUPID=6264&amp;artnr=PLA3W1</text:a></text:p>
          </table:table-cell>
          <table:table-cell table:style-name="ce13" office:value-type="currency" office:currency="EUR" office:value="29.95" calcext:value-type="currency">
            <text:p>29.95 €</text:p>
          </table:table-cell>
          <table:table-cell table:style-name="ce11" table:formula="of:=[.A54]*[.D54]" office:value-type="currency" office:currency="EUR" office:value="29.95" calcext:value-type="currency">
            <text:p>29.95 €</text:p>
          </table:table-cell>
          <table:table-cell table:style-name="ce8" office:value-type="string" calcext:value-type="string">
            <text:p><text:a xlink:href="http://fabber-parts.de/shop/index.php?a=117〈=eng" xlink:type="simple">http://fabber-parts.de/shop/index.php?a=117&amp;lang=eng</text:a></text:p>
          </table:table-cell>
          <table:table-cell table:style-name="ce12" office:value-type="currency" office:currency="EUR" office:value="22.9" calcext:value-type="currency">
            <text:p>22.90 €</text:p>
          </table:table-cell>
          <table:table-cell table:style-name="ce9" table:formula="of:=[.A54]*[.G54]" office:value-type="currency" office:currency="EUR" office:value="22.9" calcext:value-type="currency">
            <text:p>22.90 €</text:p>
          </table:table-cell>
          <table:table-cell table:style-name="ce8" office:value-type="string" calcext:value-type="string">
            <text:p><text:a xlink:href="http://www.elv.de/pla-filament-weiss-3-mm-1-kg-pla3w1.html" xlink:type="simple">http://www.elv.de/pla-filament-weiss-3-mm-1-kg-pla3w1.html</text:a></text:p>
          </table:table-cell>
          <table:table-cell table:style-name="ce13" office:value-type="currency" office:currency="EUR" office:value="29.95" calcext:value-type="currency">
            <text:p>29.95 €</text:p>
          </table:table-cell>
          <table:table-cell table:style-name="ce11" table:formula="of:=[.A54]*[.J54]" office:value-type="currency" office:currency="EUR" office:value="29.95" calcext:value-type="currency">
            <text:p>29.95 €</text:p>
          </table:table-cell>
          <table:table-cell table:style-name="ce4" table:number-columns-repeated="2"/>
        </table:table-row>
        <table:table-row table:style-name="ro1" table:number-rows-repeated="104852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 style:data-style-name="N2" text:time-value="0000-00-00T00:00:01.848521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9:06:54</meta:creation-date>
    <dc:date>2013-11-07T19:31:29.127944312</dc:date>
    <meta:editing-duration>P4DT18H6M10S</meta:editing-duration>
    <meta:editing-cycles>54</meta:editing-cycles>
    <meta:generator>LibreOffice/4.1.2.3$Linux_X86_64 LibreOffice_project/410m0$Build-3</meta:generator>
    <meta:document-statistic meta:table-count="1" meta:cell-count="371" meta:object-count="0"/>
  </office:meta>
</office:document-meta>
</file>